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e652" officeooo:paragraph-rsid="0006e652"/>
    </style:style>
    <style:style style:name="P2" style:family="paragraph" style:parent-style-name="Preformatted_20_Text">
      <style:text-properties officeooo:rsid="0006e652" officeooo:paragraph-rsid="0007317a"/>
    </style:style>
    <style:style style:name="P3" style:family="paragraph" style:parent-style-name="Preformatted_20_Text">
      <style:text-properties officeooo:rsid="0006e652" officeooo:paragraph-rsid="0008df4f"/>
    </style:style>
    <style:style style:name="P4" style:family="paragraph" style:parent-style-name="Preformatted_20_Text">
      <style:text-properties officeooo:rsid="0006e652" officeooo:paragraph-rsid="00103af3"/>
    </style:style>
    <style:style style:name="P5" style:family="paragraph" style:parent-style-name="Preformatted_20_Text">
      <style:text-properties officeooo:rsid="0006e652" officeooo:paragraph-rsid="0010ab09"/>
    </style:style>
    <style:style style:name="P6" style:family="paragraph" style:parent-style-name="Preformatted_20_Text">
      <style:text-properties officeooo:rsid="0006e652" officeooo:paragraph-rsid="0012ea6d"/>
    </style:style>
    <style:style style:name="P7" style:family="paragraph" style:parent-style-name="Preformatted_20_Text">
      <style:text-properties officeooo:rsid="0006e652" officeooo:paragraph-rsid="001343f4"/>
    </style:style>
    <style:style style:name="P8" style:family="paragraph" style:parent-style-name="Preformatted_20_Text">
      <style:text-properties officeooo:rsid="0007317a" officeooo:paragraph-rsid="0007317a"/>
    </style:style>
    <style:style style:name="P9" style:family="paragraph" style:parent-style-name="Preformatted_20_Text">
      <style:text-properties officeooo:rsid="0007e94a" officeooo:paragraph-rsid="0007e94a"/>
    </style:style>
    <style:style style:name="P10" style:family="paragraph" style:parent-style-name="Preformatted_20_Text">
      <style:text-properties officeooo:rsid="0007e94a" officeooo:paragraph-rsid="0012ea6d"/>
    </style:style>
    <style:style style:name="P11" style:family="paragraph" style:parent-style-name="Preformatted_20_Text">
      <style:text-properties officeooo:rsid="0008ce2b" officeooo:paragraph-rsid="0008ce2b"/>
    </style:style>
    <style:style style:name="P12" style:family="paragraph" style:parent-style-name="Preformatted_20_Text">
      <style:text-properties fo:color="#000000" officeooo:rsid="00103af3" officeooo:paragraph-rsid="00103af3"/>
    </style:style>
    <style:style style:name="P13" style:family="paragraph" style:parent-style-name="Preformatted_20_Text">
      <style:text-properties fo:color="#000000" officeooo:rsid="0007e94a" officeooo:paragraph-rsid="0012ea6d"/>
    </style:style>
    <style:style style:name="P14" style:family="paragraph" style:parent-style-name="Preformatted_20_Text">
      <style:text-properties fo:color="#ff3333" officeooo:rsid="000c2666" officeooo:paragraph-rsid="0006e652"/>
    </style:style>
    <style:style style:name="P15" style:family="paragraph" style:parent-style-name="Preformatted_20_Text">
      <style:text-properties officeooo:rsid="0008df4f" officeooo:paragraph-rsid="0012ea6d"/>
    </style:style>
    <style:style style:name="P16" style:family="paragraph" style:parent-style-name="Preformatted_20_Text">
      <style:text-properties officeooo:rsid="0006e652" officeooo:paragraph-rsid="0006e652"/>
    </style:style>
    <style:style style:name="P17" style:family="paragraph" style:parent-style-name="Preformatted_20_Text">
      <style:text-properties officeooo:rsid="0014b77c" officeooo:paragraph-rsid="0014b77c"/>
    </style:style>
    <style:style style:name="T1" style:family="text">
      <style:text-properties officeooo:rsid="0007317a"/>
    </style:style>
    <style:style style:name="T2" style:family="text">
      <style:text-properties officeooo:rsid="0008df4f"/>
    </style:style>
    <style:style style:name="T3" style:family="text">
      <style:text-properties officeooo:rsid="0009ddc5"/>
    </style:style>
    <style:style style:name="T4" style:family="text">
      <style:text-properties officeooo:rsid="000c2666"/>
    </style:style>
    <style:style style:name="T5" style:family="text">
      <style:text-properties officeooo:rsid="000e0715"/>
    </style:style>
    <style:style style:name="T6" style:family="text">
      <style:text-properties officeooo:rsid="00103af3"/>
    </style:style>
    <style:style style:name="T7" style:family="text">
      <style:text-properties officeooo:rsid="0010ab09"/>
    </style:style>
    <style:style style:name="T8" style:family="text">
      <style:text-properties officeooo:rsid="00121113"/>
    </style:style>
    <style:style style:name="T9" style:family="text">
      <style:text-properties officeooo:rsid="0012ea6d"/>
    </style:style>
    <style:style style:name="T10" style:family="text">
      <style:text-properties officeooo:rsid="001343f4"/>
    </style:style>
    <style:style style:name="T11" style:family="text">
      <style:text-properties officeooo:rsid="0014b7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begin&gt;</text:p>
      <text:p text:style-name="P1"><text:tab/>::= <text:tab/>&lt;stmt_list&gt;</text:p>
      <text:p text:style-name="P1"/>
      <text:p text:style-name="P1">&lt;stmt_list&gt;</text:p>
      <text:p text:style-name="P1"><text:tab/>::= <text:tab/>&lt;stmt_list&gt; &lt;stmt&gt;</text:p>
      <text:p text:style-name="P1"><text:tab/><text:tab/>| &lt;stmt&gt;</text:p>
      <text:p text:style-name="P1"/>
      <text:p text:style-name="P1">&lt;stmt&gt;</text:p>
      <text:p text:style-name="P1"><text:tab/>::=<text:tab/>&lt;for_stmt&gt;</text:p>
      <text:p text:style-name="P1"><text:tab/><text:tab/>| &lt;while_stmt&gt;</text:p>
      <text:p text:style-name="P1"><text:tab/><text:tab/>| &lt;if_stmt&gt;</text:p>
      <text:p text:style-name="P1"><text:tab/><text:tab/>| &lt;return_stmt&gt;</text:p>
      <text:p text:style-name="P1"><text:tab/><text:tab/><text:span text:style-name="T5">| &lt;func_def&gt;</text:span></text:p>
      <text:p text:style-name="P1"><text:tab/><text:tab/>| &lt;func_call&gt;</text:p>
      <text:p text:style-name="P3"><text:tab/><text:tab/><text:span text:style-name="T2">| </text:span>&lt;print_stmt&gt;</text:p>
      <text:p text:style-name="P3"><text:tab/><text:tab/><text:span text:style-name="T2">| &lt;assign&gt;</text:span></text:p>
      <text:p text:style-name="P1"/>
      <text:p text:style-name="P1">&lt;for_stmt&gt;</text:p>
      <text:p text:style-name="P1"><text:tab/>::= <text:tab/>'for' '(' <text:span text:style-name="T4">&lt;assign&gt;</text:span> &lt;bool_expr&gt; ';' &lt;name&gt; '=' <text:tab/><text:tab/><text:tab/>&lt;add_expr&gt; ')' ':' &lt;stmt_list&gt; 'end_for<text:span text:style-name="T3">' '</text:span>;'</text:p>
      <text:p text:style-name="P1"/>
      <text:p text:style-name="P1">&lt;while_stmt&gt;</text:p>
      <text:p text:style-name="P1"><text:tab/>::= <text:tab/>'while' '(' &lt;bool_expr&gt; ')' ':' &lt;stmt_list&gt; 'end_while<text:span text:style-name="T3">' '</text:span>;'</text:p>
      <text:p text:style-name="P1"/>
      <text:p text:style-name="P1">&lt;if_stmt&gt;</text:p>
      <text:p text:style-name="P1"><text:tab/>::= <text:tab/>'if' '(' &lt;bool_expr&gt; ')' ':' &lt;stmt_list&gt; <text:span text:style-name="T2">&lt;</text:span>else_<text:span text:style-name="T1">stmt&gt; '</text:span>;<text:span text:style-name="T2">'</text:span></text:p>
      <text:p text:style-name="P1"/>
      <text:p text:style-name="P1">&lt;else_<text:span text:style-name="T1">stmt</text:span>&gt;</text:p>
      <text:p text:style-name="P1"><text:tab/>::=<text:tab/>'else_<text:span text:style-name="T2">if</text:span>' '(' &lt;bool_expr&gt; ')' ':' &lt;stmt_list&gt; <text:span text:style-name="T2">&lt;</text:span>else_<text:span text:style-name="T1">stmt&gt; '</text:span>;'</text:p>
      <text:p text:style-name="P1"><text:tab/><text:tab/>| 'else' ':' &lt;stmt_list&gt; 'end_if<text:span text:style-name="T2">' '</text:span>;'</text:p>
      <text:p text:style-name="P1"><text:tab/><text:tab/>| 'end_if<text:span text:style-name="T2">' ';</text:span>'</text:p>
      <text:p text:style-name="P1"/>
      <text:p text:style-name="P1">&lt;print_stmt&gt;</text:p>
      <text:p text:style-name="P1"><text:tab/>::= <text:tab/>'print' '(' &lt;<text:span text:style-name="T2">add_</text:span>expr&gt; ')' ';' </text:p>
      <text:p text:style-name="P1"/>
      <text:p text:style-name="P1">&lt;return_stmt&gt;</text:p>
      <text:p text:style-name="P1"><text:tab/>::= <text:tab/>'return' '(' &lt;<text:span text:style-name="T2">add_</text:span>expr&gt; ')' ';' </text:p>
      <text:p text:style-name="P1"/>
      <text:p text:style-name="P1">&lt;func_def&gt;</text:p>
      <text:p text:style-name="P1"><text:tab/>::=<text:tab/>'func' &lt;name&gt; '(' &lt;<text:span text:style-name="T11">call_list</text:span>&gt; ')' ':' &lt;stmt_list&gt; 'end_func<text:span text:style-name="T3">'</text:span> <text:span text:style-name="T3">'</text:span>;'</text:p>
      <text:p text:style-name="P1"/>
      <text:p text:style-name="P1">&lt;func_call&gt;</text:p>
      <text:p text:style-name="P1"><text:tab/>::= <text:tab/>&lt;name&gt; '(' &lt;<text:span text:style-name="T11">call_list</text:span>&gt; ')' ';'</text:p>
      <text:p text:style-name="P1"><text:tab/><text:tab/>| &lt;name&gt; '('')' ';'</text:p>
      <text:p text:style-name="P1"/>
      <text:p text:style-name="P17">&lt;call_list&gt;</text:p>
      <text:p text:style-name="P17"><text:tab/>::=<text:tab/>&lt;call_list&gt; &lt;add_expr&gt;</text:p>
      <text:p text:style-name="P17"><text:tab/><text:tab/>| &lt;add_expr&gt;</text:p>
      <text:p text:style-name="P1"/>
      <text:p text:style-name="P1">&lt;name&gt; </text:p>
      <text:p text:style-name="P1"><text:tab/>::=<text:tab/>[A-Za-z_]+</text:p>
      <text:p text:style-name="P1"/>
      <text:p text:style-name="P8">&lt;assign&gt;</text:p>
      <text:p text:style-name="P8"><text:tab/>::=<text:tab/>&lt;name&gt; '=' &lt;add_expr&gt; ';'</text:p>
      <text:p text:style-name="P1"/>
      <text:p text:style-name="P1">&lt;comp_op&gt;</text:p>
      <text:p text:style-name="P1"><text:tab/>::=<text:tab/>'&lt;'</text:p>
      <text:p text:style-name="P1"><text:tab/><text:tab/>| '&gt;'</text:p>
      <text:p text:style-name="P1"><text:tab/><text:tab/>| '&lt;='</text:p>
      <text:p text:style-name="P1"><text:tab/><text:tab/>| '&gt;='</text:p>
      <text:p text:style-name="P1"><text:tab/><text:tab/>| '=='</text:p>
      <text:p text:style-name="P1"><text:tab/><text:tab/>| '!='</text:p>
      <text:p text:style-name="P4"/>
      <text:p text:style-name="P4">&lt;bool_expr&gt;</text:p>
      <text:p text:style-name="P5"><text:soft-page-break/><text:tab/>::=<text:span text:style-name="T6"><text:tab/>&lt;bool_expr&gt; &lt;bool_or&gt; </text:span></text:p>
      <text:p text:style-name="P5"><text:tab/><text:tab/><text:span text:style-name="T7">| </text:span>&lt;add_expr&gt; &lt;comp_op&gt; &lt;add_expr&gt;</text:p>
      <text:p text:style-name="P6"><text:tab/><text:tab/><text:span text:style-name="T9">| </text:span>&lt;add_expr&gt; &lt;comp_op&gt; &lt;<text:span text:style-name="T9">bool</text:span>&gt;</text:p>
      <text:p text:style-name="P5"/>
      <text:p text:style-name="P14"/>
      <text:p text:style-name="P12">&lt;bool_or&gt;</text:p>
      <text:p text:style-name="P12"><text:tab/>::=<text:tab/>'||' <text:span text:style-name="T7">&lt;bool_expr&gt;</text:span></text:p>
      <text:p text:style-name="P12"><text:tab/><text:tab/><text:span text:style-name="T8">| &lt;bool_and&gt;</text:span></text:p>
      <text:p text:style-name="P12"/>
      <text:p text:style-name="P12">&lt;bool_and&gt;</text:p>
      <text:p text:style-name="P12"><text:tab/>::=<text:tab/>'&amp;&amp;' <text:span text:style-name="T7">&lt;bool_expr&gt;</text:span></text:p>
      <text:p text:style-name="P12"/>
      <text:p text:style-name="P15">&lt;bool&gt;</text:p>
      <text:p text:style-name="P10"><text:tab/>::<text:span text:style-name="T2">= <text:tab/>True</text:span></text:p>
      <text:p text:style-name="P13"><text:tab/><text:tab/><text:span text:style-name="T2">| False</text:span></text:p>
      <text:p text:style-name="P1"/>
      <text:p text:style-name="P1">&lt;add_expr&gt;</text:p>
      <text:p text:style-name="P1"><text:tab/>::=<text:tab/>&lt;add_expr&gt; &lt;add_op&gt; &lt;mult_expr&gt;</text:p>
      <text:p text:style-name="P1"><text:tab/><text:tab/>| &lt;mult_expr&gt;</text:p>
      <text:p text:style-name="P1"/>
      <text:p text:style-name="P1">&lt;add_op&gt;</text:p>
      <text:p text:style-name="P1"><text:tab/>::=<text:tab/>'+'</text:p>
      <text:p text:style-name="P1"><text:tab/><text:tab/>| '-'</text:p>
      <text:p text:style-name="P1"/>
      <text:p text:style-name="P1">&lt;mult_expr&gt;</text:p>
      <text:p text:style-name="P1"><text:tab/>::=<text:tab/>&lt;mult_expr&gt; &lt;mult_op&gt; &lt;factor&gt;</text:p>
      <text:p text:style-name="P1"><text:tab/><text:tab/>| &lt;factor&gt;</text:p>
      <text:p text:style-name="P1"/>
      <text:p text:style-name="P1">&lt;mult_op&gt;</text:p>
      <text:p text:style-name="P1"><text:tab/>::=<text:tab/>'*'</text:p>
      <text:p text:style-name="P1"><text:tab/><text:tab/>| '/'</text:p>
      <text:p text:style-name="P1"/>
      <text:p text:style-name="P1">&lt;factor&gt;</text:p>
      <text:p text:style-name="P1"><text:tab/>::=<text:tab/>&lt;int&gt;</text:p>
      <text:p text:style-name="P1"><text:tab/><text:tab/>| &lt;name&gt;</text:p>
      <text:p text:style-name="P1"><text:tab/><text:tab/>| &lt;func_call&gt;</text:p>
      <text:p text:style-name="P1"><text:tab/><text:tab/><text:span text:style-name="T2">| &lt;float&gt;</text:span></text:p>
      <text:p text:style-name="P7"><text:tab/><text:tab/><text:span text:style-name="T10">| &lt;string&gt;</text:span></text:p>
      <text:p text:style-name="P9"/>
      <text:p text:style-name="P8">&lt;int&gt;</text:p>
      <text:p text:style-name="P8"><text:tab/>::= [0-9]+</text:p>
      <text:p text:style-name="P8"/>
      <text:p text:style-name="P8">&lt;string&gt;</text:p>
      <text:p text:style-name="P8"><text:tab/>::= '”' [\w\W]+ '”'</text:p>
      <text:p text:style-name="P2"/>
      <text:p text:style-name="P11">&lt;float&gt;</text:p>
      <text:p text:style-name="P11"><text:tab/>::= [0-9]+ <text:span text:style-name="T2">'</text:span>.<text:span text:style-name="T2">'</text:span> [0-9]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15:27:32.216466628</dc:date>
    <meta:editing-duration>PT3H35M48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2" meta:paragraph-count="83" meta:word-count="219" meta:character-count="1506" meta:non-whitespace-character-count="1269"/>
  </office:meta>
</office:document-meta>
</file>